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mk" fo:country="MK" officeooo:rsid="00031760" officeooo:paragraph-rsid="00031760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4pt" fo:language="mk" fo:country="MK" officeooo:rsid="00031760" officeooo:paragraph-rsid="00031760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mk" fo:country="MK" officeooo:rsid="00031760" officeooo:paragraph-rsid="00031760" style:font-size-asian="12.25pt" style:font-size-complex="14pt"/>
    </style:style>
    <style:style style:name="T1" style:family="text">
      <style:text-properties fo:language="en" fo:country="US"/>
    </style:style>
    <style:style style:name="T2" style:family="text">
      <style:text-properties officeooo:rsid="00032543"/>
    </style:style>
    <style:style style:name="T3" style:family="text">
      <style:text-properties officeooo:rsid="0004e536"/>
    </style:style>
    <style:style style:name="T4" style:family="text">
      <style:text-properties officeooo:rsid="00050c05"/>
    </style:style>
    <style:style style:name="T5" style:family="text">
      <style:text-properties officeooo:rsid="0005ff6e"/>
    </style:style>
    <style:style style:name="T6" style:family="text">
      <style:text-properties officeooo:rsid="00072a64"/>
    </style:style>
    <style:style style:name="T7" style:family="text">
      <style:text-properties officeooo:rsid="00079b9c"/>
    </style:style>
    <style:style style:name="T8" style:family="text">
      <style:text-properties officeooo:rsid="0009b1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машна работа по Дизајн и архитектура на софтвер, <text:span text:style-name="T1">2023</text:span></text:p>
      <text:p text:style-name="P1">Тема: Навигациска апликација за популарни музеи во Република Македонија</text:p>
      <text:p text:style-name="P3"/>
      <text:p text:style-name="P3"/>
      <text:p text:style-name="P2"><text:tab/>Ние ви нудиме опции да ги посетите едни од најпопуларните музеи во Република Македонија. Оваа апликација е наменета за сите луѓе кои што се заинтересирани во продлабучуавање на знаењето во уметничката и културната историја на Македонија. Дозволете ни да ве однесеме на едукативна авантура во која ќе научите повеќе за археолошките наоѓалишта, за културната и политичката историја <text:span text:style-name="T2">за време</text:span> на османлискиот период <text:span text:style-name="T4">и вооружениот отпор од страна на нашите народни херои против османлиското владеење</text:span>, како и <text:span text:style-name="T4">за македонската борба на сите фронтови против фашизмот</text:span> <text:span text:style-name="T2">за време</text:span> <text:span text:style-name="T3">на </text:span>Втората светска војна <text:span text:style-name="T2">и </text:span><text:span text:style-name="T6">политичкото движење за оформување на самостојна, демократска Македонија, <text:s/>конструирање на основните права на граѓаните на демократска Македонија </text:span><text:span text:style-name="T7">и воведување на македонскиот јазик како официјал, службен јазик во Македонија</text:span>. <text:span text:style-name="T3">Од културски аспект имате можност да ги видите македонските народни носии, накитот, музичките инструменти и народните архитектури. </text:span><text:span text:style-name="T4">Да не заборавиме и за нашиот иконостас, ѕид со икони и верски слики на македонското </text:span><text:span text:style-name="T5">православно христијанство </text:span><text:span text:style-name="T8">што датира од повизантискиот период</text:span><text:span text:style-name="T4">. Придружете ни се за да споделите незаборавно искуство, истражувајќи и учејќи за културната, духовната и уметничката историја на Република Македонија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21:50:41.155000000</meta:creation-date>
    <dc:date>2023-11-04T02:09:10.243000000</dc:date>
    <meta:editing-duration>PT2H14M11S</meta:editing-duration>
    <meta:editing-cycles>8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3" meta:word-count="196" meta:character-count="1372" meta:non-whitespace-character-count="1177"/>
  </office:meta>
</office:document-meta>
</file>